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d52" officeooo:paragraph-rsid="00168d52"/>
    </style:style>
    <style:style style:name="P2" style:family="paragraph" style:parent-style-name="Standard">
      <style:text-properties officeooo:rsid="00168d52" officeooo:paragraph-rsid="001be563"/>
    </style:style>
    <style:style style:name="P3" style:family="paragraph" style:parent-style-name="Standard">
      <style:text-properties officeooo:rsid="00168d52" officeooo:paragraph-rsid="002026ce"/>
    </style:style>
    <style:style style:name="P4" style:family="paragraph" style:parent-style-name="Standard">
      <style:text-properties officeooo:rsid="00168d52" officeooo:paragraph-rsid="002066de"/>
    </style:style>
    <style:style style:name="P5" style:family="paragraph" style:parent-style-name="Standard">
      <style:text-properties officeooo:rsid="00176417" officeooo:paragraph-rsid="00176417"/>
    </style:style>
    <style:style style:name="P6" style:family="paragraph" style:parent-style-name="Standard">
      <style:text-properties officeooo:rsid="00176417" officeooo:paragraph-rsid="00217bc2"/>
    </style:style>
    <style:style style:name="P7" style:family="paragraph" style:parent-style-name="Standard">
      <style:text-properties officeooo:rsid="00197625" officeooo:paragraph-rsid="00197625"/>
    </style:style>
    <style:style style:name="P8" style:family="paragraph" style:parent-style-name="Standard">
      <style:text-properties officeooo:rsid="001be563" officeooo:paragraph-rsid="001be563"/>
    </style:style>
    <style:style style:name="P9" style:family="paragraph" style:parent-style-name="Standard">
      <style:text-properties officeooo:rsid="001c4da1" officeooo:paragraph-rsid="001c4da1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8adee" officeooo:paragraph-rsid="0018adee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97625" officeooo:paragraph-rsid="0019762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97625" officeooo:paragraph-rsid="00292fa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97625" officeooo:paragraph-rsid="0033eb2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f9eb4" officeooo:paragraph-rsid="0030b3c4" fo:background-color="transparent" style:font-weight-asian="bold" style:font-weight-complex="bold"/>
    </style:style>
    <style:style style:name="P15" style:family="paragraph" style:parent-style-name="Standard">
      <style:text-properties officeooo:rsid="0018adee" officeooo:paragraph-rsid="0018adee"/>
    </style:style>
    <style:style style:name="P16" style:family="paragraph" style:parent-style-name="Standard">
      <style:text-properties officeooo:rsid="0018adee" officeooo:paragraph-rsid="0033eb22"/>
    </style:style>
    <style:style style:name="P17" style:family="paragraph" style:parent-style-name="Standard">
      <style:text-properties officeooo:rsid="002ab3cf" officeooo:paragraph-rsid="002f9eb4"/>
    </style:style>
    <style:style style:name="P18" style:family="paragraph" style:parent-style-name="Standard">
      <style:text-properties officeooo:rsid="002c86ab" officeooo:paragraph-rsid="002f9eb4"/>
    </style:style>
    <style:style style:name="P19" style:family="paragraph" style:parent-style-name="Standard">
      <style:text-properties officeooo:rsid="002d8f73" officeooo:paragraph-rsid="002d8f73"/>
    </style:style>
    <style:style style:name="P20" style:family="paragraph" style:parent-style-name="Standard">
      <style:text-properties officeooo:rsid="002d8f73" officeooo:paragraph-rsid="0030b3c4"/>
    </style:style>
    <style:style style:name="P21" style:family="paragraph" style:parent-style-name="Standard">
      <style:text-properties officeooo:rsid="002f46b3" officeooo:paragraph-rsid="002f46b3"/>
    </style:style>
    <style:style style:name="P22" style:family="paragraph" style:parent-style-name="Standard">
      <style:text-properties officeooo:rsid="002cd3fc" officeooo:paragraph-rsid="0030b3c4" fo:background-color="transparent"/>
    </style:style>
    <style:style style:name="P23" style:family="paragraph" style:parent-style-name="Standard">
      <style:text-properties officeooo:rsid="002cd3fc" officeooo:paragraph-rsid="002cd3fc" fo:background-color="transparent"/>
    </style:style>
    <style:style style:name="P24" style:family="paragraph" style:parent-style-name="Standard">
      <style:text-properties officeooo:rsid="002f9eb4" officeooo:paragraph-rsid="002f9eb4" fo:background-color="transparent"/>
    </style:style>
    <style:style style:name="P25" style:family="paragraph" style:parent-style-name="Standard">
      <style:text-properties officeooo:rsid="002d8f73" officeooo:paragraph-rsid="002d8f73" fo:background-color="transparent"/>
    </style:style>
    <style:style style:name="P26" style:family="paragraph" style:parent-style-name="Standard">
      <style:text-properties officeooo:rsid="002f46b3" officeooo:paragraph-rsid="002f46b3" fo:background-color="transparent"/>
    </style:style>
    <style:style style:name="P27" style:family="paragraph" style:parent-style-name="Standard">
      <style:text-properties officeooo:rsid="002f2bb4" officeooo:paragraph-rsid="002f9eb4" fo:background-color="transparent"/>
    </style:style>
    <style:style style:name="P28" style:family="paragraph" style:parent-style-name="Standard">
      <style:text-properties officeooo:rsid="002f2bb4" officeooo:paragraph-rsid="002f2bb4" fo:background-color="transparent"/>
    </style:style>
    <style:style style:name="P29" style:family="paragraph" style:parent-style-name="Standard">
      <style:text-properties officeooo:rsid="002f2bb4" officeooo:paragraph-rsid="002f46b3" fo:background-color="transparent"/>
    </style:style>
    <style:style style:name="P30" style:family="paragraph" style:parent-style-name="Standard">
      <style:text-properties style:text-underline-style="none" fo:font-weight="normal" officeooo:rsid="0033eb22" officeooo:paragraph-rsid="0033eb22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4d761" officeooo:paragraph-rsid="003695fd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f9eb4" officeooo:paragraph-rsid="0030b3c4" fo:background-color="transparent" style:font-weight-asian="normal" style:font-weight-complex="normal"/>
    </style:style>
    <style:style style:name="P33" style:family="paragraph" style:parent-style-name="Standard">
      <style:text-properties officeooo:rsid="0030b3c4" officeooo:paragraph-rsid="0030b3c4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8adee" officeooo:paragraph-rsid="0033eb22"/>
    </style:style>
    <style:style style:name="T1" style:family="text">
      <style:text-properties officeooo:rsid="00197625"/>
    </style:style>
    <style:style style:name="T2" style:family="text">
      <style:text-properties officeooo:rsid="00199a35"/>
    </style:style>
    <style:style style:name="T3" style:family="text">
      <style:text-properties officeooo:rsid="001c4da1"/>
    </style:style>
    <style:style style:name="T4" style:family="text">
      <style:text-properties officeooo:rsid="002026ce"/>
    </style:style>
    <style:style style:name="T5" style:family="text">
      <style:text-properties officeooo:rsid="002066de"/>
    </style:style>
    <style:style style:name="T6" style:family="text">
      <style:text-properties officeooo:rsid="0021dc9b"/>
    </style:style>
    <style:style style:name="T7" style:family="text">
      <style:text-properties officeooo:rsid="002261c2"/>
    </style:style>
    <style:style style:name="T8" style:family="text">
      <style:text-properties officeooo:rsid="0023c93a"/>
    </style:style>
    <style:style style:name="T9" style:family="text">
      <style:text-properties officeooo:rsid="0024507f"/>
    </style:style>
    <style:style style:name="T10" style:family="text">
      <style:text-properties officeooo:rsid="00292fa9"/>
    </style:style>
    <style:style style:name="T11" style:family="text">
      <style:text-properties officeooo:rsid="002ab3cf"/>
    </style:style>
    <style:style style:name="T12" style:family="text">
      <style:text-properties officeooo:rsid="002c86ab"/>
    </style:style>
    <style:style style:name="T13" style:family="text">
      <style:text-properties officeooo:rsid="002cd3fc"/>
    </style:style>
    <style:style style:name="T14" style:family="text">
      <style:text-properties officeooo:rsid="002f2bb4"/>
    </style:style>
    <style:style style:name="T15" style:family="text">
      <style:text-properties officeooo:rsid="002f46b3"/>
    </style:style>
    <style:style style:name="T16" style:family="text">
      <style:text-properties officeooo:rsid="002f9eb4"/>
    </style:style>
    <style:style style:name="T17" style:family="text">
      <style:text-properties officeooo:rsid="0030b3c4"/>
    </style:style>
    <style:style style:name="T18" style:family="text">
      <style:text-properties officeooo:rsid="00317ee6"/>
    </style:style>
    <style:style style:name="T19" style:family="text">
      <style:text-properties officeooo:rsid="0031fc1b"/>
    </style:style>
    <style:style style:name="T20" style:family="text">
      <style:text-properties officeooo:rsid="0033eb22"/>
    </style:style>
    <style:style style:name="T21" style:family="text">
      <style:text-properties officeooo:rsid="0035dad8"/>
    </style:style>
    <style:style style:name="T22" style:family="text">
      <style:text-properties officeooo:rsid="003695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ey Events in the Development of the Internet from the 1980’s to Today:</text:p>
      <text:p text:style-name="P8">Originally the internet was created <text:span text:style-name="T9">for</text:span> military <text:span text:style-name="T9">use. Later scientists used it for research.</text:span></text:p>
      <text:p text:style-name="P8"/>
      <text:p text:style-name="P7">1983- ARPANET <text:span text:style-name="T8">used</text:span> TCP/IP to assemble the “network of networks” - the start of our modern internet.</text:p>
      <text:p text:style-name="P1"/>
      <text:p text:style-name="P1">1985 – NSFNET was established <text:span text:style-name="T4">to </text:span>connect <text:span text:style-name="T1">all research centre's </text:span>supercomputer<text:span text:style-name="T4">s.</text:span></text:p>
      <text:p text:style-name="P1"/>
      <text:p text:style-name="P2">1990 – ARPANET <text:span text:style-name="T2">dissolved. </text:span></text:p>
      <text:p text:style-name="P2"><text:tab/>NSFNET <text:span text:style-name="T6">spanned</text:span> from US to Canada and Europe’s <text:span text:style-name="T2">research</text:span> <text:span text:style-name="T2">centres. </text:span></text:p>
      <text:p text:style-name="P4"><text:span text:style-name="T2"><text:tab/>End of 1990 saw p</text:span>ressure <text:span text:style-name="T5">for </text:span>commercial use.<text:span text:style-name="T4"> </text:span></text:p>
      <text:p text:style-name="P3"><text:tab/><text:span text:style-name="T2">Tim Berners-Lee invented the World Wide Web making the internet more <text:tab/>recognisable. </text:span></text:p>
      <text:p text:style-name="P1"/>
      <text:p text:style-name="P1">1991 – <text:span text:style-name="T3">P</text:span>olicy <text:span text:style-name="T3">changes</text:span> allowed commercial use by companies contribut<text:span text:style-name="T7">ing</text:span> to research.</text:p>
      <text:p text:style-name="P1"/>
      <text:p text:style-name="P5">1994 – Four Network Access Points were established to support <text:span text:style-name="T2">the commercial</text:span> use of <text:span text:style-name="T2">the </text:span>network, allow<text:span text:style-name="T7">ing</text:span> <text:span text:style-name="T2">privatisation.</text:span> </text:p>
      <text:p text:style-name="P5"/>
      <text:p text:style-name="P6">1995 – All NSFNET regional <text:span text:style-name="T2">networks</text:span> migrated to <text:span text:style-name="T2">commercial</text:span> providers. </text:p>
      <text:p text:style-name="P6"><text:tab/>NSFNET dissolved. </text:p>
      <text:p text:style-name="P5"/>
      <text:p text:style-name="P5">1998 – <text:span text:style-name="T2">ICANN was e</text:span>stablish<text:span text:style-name="T2">ed, transferring all administrative duties </text:span>from government to <text:span text:style-name="T2">the </text:span>private <text:span text:style-name="T2">sector.</text:span></text:p>
      <text:p text:style-name="P5"/>
      <text:p text:style-name="P9">Today the internet spreads across the entire globe, consist<text:span text:style-name="T6">ing</text:span> of tens of thousands of interconnected networks, <text:span text:style-name="T6">making</text:span> <text:span text:style-name="T6">it</text:span> the world’s largest computer network. </text:p>
      <text:p text:style-name="P10"/>
      <text:p text:style-name="P15"/>
      <text:p text:style-name="P12"><text:span text:style-name="T10">The Relationship between Fundamental Aspects of the Internet (Domains, Web Servers, DNS and Web Browsers</text:span>:</text:p>
      <text:p text:style-name="P12"/>
      <text:p text:style-name="P22">DOMAIN</text:p>
      <text:p text:style-name="P32">Each website has a domain name (a web address)</text:p>
      <text:p text:style-name="P14"/>
      <text:p text:style-name="P24">W<text:span text:style-name="T13">EB BROWSER </text:span></text:p>
      <text:p text:style-name="P25">Is an application to access and view websites <text:span text:style-name="T14">(from a device)</text:span></text:p>
      <text:p text:style-name="P25"><text:s/></text:p>
      <text:p text:style-name="P23">WEB SERVER</text:p>
      <text:p text:style-name="P26"><text:span text:style-name="T16">P</text:span>hysical server<text:span text:style-name="T16">s</text:span> that stores websites</text:p>
      <text:p text:style-name="P23"/>
      <text:p text:style-name="P23">DNS <text:span text:style-name="T14">(Domain Name Servers)</text:span></text:p>
      <text:p text:style-name="P27"><text:span text:style-name="T11">Stores the domain name &amp; IP address for each website</text:span></text:p>
      <text:p text:style-name="P28">Translates domain names into IP addresses </text:p>
      <text:p text:style-name="P29"/>
      <text:p text:style-name="P21">How it works</text:p>
      <text:p text:style-name="P20">When you type a domain name address into your web br<text:span text:style-name="T15">o</text:span>wser’s address bar. The Browser then checks for the DN<text:span text:style-name="T17">S. A request is sent to the web server.</text:span></text:p>
      <text:p text:style-name="P20"/>
      <text:p text:style-name="P33">The web server gathers up all the pages and resources and delivers it back to your browser. You can then view your requ<text:span text:style-name="T18">e</text:span>sted <text:span text:style-name="T19">website.</text:span></text:p>
      <text:p text:style-name="P19"/>
      <text:p text:style-name="P19"><text:soft-page-break/></text:p>
      <text:p text:style-name="P17">1) Type <text:span text:style-name="T12">d</text:span>omain <text:span text:style-name="T12">n</text:span>ame address <text:span text:style-name="T12">(URL</text:span>) into Browser’<text:span text:style-name="T12">s address bar</text:span></text:p>
      <text:p text:style-name="P17">2) Browser checks for DNS (translates Domain Name to IP)</text:p>
      <text:p text:style-name="P17">3) Request sent to server for website</text:p>
      <text:p text:style-name="P17"/>
      <text:p text:style-name="P18">4) Server gathers pages &amp; resources (images, <text:span text:style-name="T18">HTML</text:span>, files, etc)</text:p>
      <text:p text:style-name="P18">5) <text:span text:style-name="T18">Deliverers</text:span> your requested website to your browsers</text:p>
      <text:p text:style-name="P18"/>
      <text:p text:style-name="P18">Note: Requests are bounced from server to server <text:span text:style-name="T13">until it reaches your ISP (so</text:span> not directly to you<text:span text:style-name="T13">)</text:span></text:p>
      <text:p text:style-name="P18"/>
      <text:p text:style-name="P34"/>
      <text:p text:style-name="P16"/>
      <text:p text:style-name="P13"><text:span text:style-name="T20">One Aspect of the Development of Internet Technologies and How it has Contributed to the World Today</text:span>:</text:p>
      <text:p text:style-name="P30"/>
      <text:p text:style-name="P31">Mobile internet has allowed us the ability to gain online access whenever and where ever we want. </text:p>
      <text:p text:style-name="P31"/>
      <text:p text:style-name="P31"><text:span text:style-name="T21">We are able to do things such as banking,</text:span> shop<text:span text:style-name="T21">ping or even </text:span>study<text:span text:style-name="T21">ing</text:span> <text:span text:style-name="T21">while we are out and about. We have the flexibility to complete tasks right there and then, freeing up our spare time.</text:span></text:p>
      <text:p text:style-name="P31"/>
      <text:p text:style-name="P31"><text:span text:style-name="T21">We are no longer limited to being stuck behind a desk in an office. <text:s/>As we are able to get more things done in a day, leading to a better work-life balance.</text:span></text:p>
      <text:p text:style-name="P31"/>
      <text:p text:style-name="P31"><text:span text:style-name="T21">It has changed the way we communicate on a daily basis. We are able to text, video chat or even update our social media at any time.</text:span></text:p>
      <text:p text:style-name="P31"/>
      <text:p text:style-name="P31"><text:span text:style-name="T22">Mobile internet has increased sales in businesses, created more jobs and even helped people to learn new skills. </text:span>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52:48.751388736</meta:creation-date>
    <dc:date>2019-05-26T14:04:05.212314241</dc:date>
    <meta:editing-duration>PT1H39M39S</meta:editing-duration>
    <meta:editing-cycles>19</meta:editing-cycles>
    <meta:generator>LibreOffice/6.1.5.2$Linux_X86_64 LibreOffice_project/10$Build-2</meta:generator>
    <meta:document-statistic meta:table-count="0" meta:image-count="0" meta:object-count="0" meta:page-count="2" meta:paragraph-count="40" meta:word-count="492" meta:character-count="2963" meta:non-whitespace-character-count="2485"/>
  </office:meta>
</office:document-meta>
</file>